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8.002cm" table:align="margins"/>
    </style:style>
    <style:style style:name="Tabulka1.A" style:family="table-column">
      <style:table-column-properties style:column-width="3.194cm" style:rel-column-width="11628*"/>
    </style:style>
    <style:style style:name="Tabulka1.B" style:family="table-column">
      <style:table-column-properties style:column-width="1.542cm" style:rel-column-width="5610*"/>
    </style:style>
    <style:style style:name="Tabulka1.C" style:family="table-column">
      <style:table-column-properties style:column-width="7.033cm" style:rel-column-width="25603*"/>
    </style:style>
    <style:style style:name="Tabulka1.D" style:family="table-column">
      <style:table-column-properties style:column-width="6.234cm" style:rel-column-width="22694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D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8.018cm" fo:margin-left="0cm" fo:margin-right="-0.016cm" fo:break-before="page" table:align="margins"/>
    </style:style>
    <style:style style:name="Tabulka2.A" style:family="table-column">
      <style:table-column-properties style:column-width="3.014cm" style:rel-column-width="10964*"/>
    </style:style>
    <style:style style:name="Tabulka2.B" style:family="table-column">
      <style:table-column-properties style:column-width="1.244cm" style:rel-column-width="4522*"/>
    </style:style>
    <style:style style:name="Tabulka2.C" style:family="table-column">
      <style:table-column-properties style:column-width="0.926cm" style:rel-column-width="3368*"/>
    </style:style>
    <style:style style:name="Tabulka2.D" style:family="table-column">
      <style:table-column-properties style:column-width="0.82cm" style:rel-column-width="2983*"/>
    </style:style>
    <style:style style:name="Tabulka2.E" style:family="table-column">
      <style:table-column-properties style:column-width="0.69cm" style:rel-column-width="2508*"/>
    </style:style>
    <style:style style:name="Tabulka2.F" style:family="table-column">
      <style:table-column-properties style:column-width="0.714cm" style:rel-column-width="2598*"/>
    </style:style>
    <style:style style:name="Tabulka2.G" style:family="table-column">
      <style:table-column-properties style:column-width="1.164cm" style:rel-column-width="4234*"/>
    </style:style>
    <style:style style:name="Tabulka2.H" style:family="table-column">
      <style:table-column-properties style:column-width="1.376cm" style:rel-column-width="5004*"/>
    </style:style>
    <style:style style:name="Tabulka2.I" style:family="table-column">
      <style:table-column-properties style:column-width="1.111cm" style:rel-column-width="4041*"/>
    </style:style>
    <style:style style:name="Tabulka2.J" style:family="table-column">
      <style:table-column-properties style:column-width="0.845cm" style:rel-column-width="3073*"/>
    </style:style>
    <style:style style:name="Tabulka2.K" style:family="table-column">
      <style:table-column-properties style:column-width="0.9cm" style:rel-column-width="3271*"/>
    </style:style>
    <style:style style:name="Tabulka2.L" style:family="table-column">
      <style:table-column-properties style:column-width="0.794cm" style:rel-column-width="2887*"/>
    </style:style>
    <style:style style:name="Tabulka2.M" style:family="table-column">
      <style:table-column-properties style:column-width="1.508cm" style:rel-column-width="5485*"/>
    </style:style>
    <style:style style:name="Tabulka2.N" style:family="table-column">
      <style:table-column-properties style:column-width="1.533cm" style:rel-column-width="5575*"/>
    </style:style>
    <style:style style:name="Tabulka2.O" style:family="table-column">
      <style:table-column-properties style:column-width="1.381cm" style:rel-column-width="5022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O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O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.L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2.O1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8.002cm" table:align="margins"/>
    </style:style>
    <style:style style:name="Tabulka3.A" style:family="table-column">
      <style:table-column-properties style:column-width="1.199cm" style:rel-column-width="4368*"/>
    </style:style>
    <style:style style:name="Tabulka3.B" style:family="table-column">
      <style:table-column-properties style:column-width="1.199cm" style:rel-column-width="4369*"/>
    </style:style>
    <style:style style:name="Tabulka3.O" style:family="table-column">
      <style:table-column-properties style:column-width="1.201cm" style:rel-column-width="4371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O1" style:family="table-cell">
      <style:table-cell-properties fo:padding="0.097cm" fo:border="0.002cm solid #000000"/>
    </style:style>
    <style:style style:name="Tabulka3.A2" style:family="table-cell">
      <style:table-cell-properties fo:padding="0.097cm" fo:border-left="0.002cm solid #000000" fo:border-right="none" fo:border-top="none" fo:border-bottom="0.002cm solid #000000"/>
    </style:style>
    <style:style style:name="Tabulka3.O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3.651cm"/>
          <style:tab-stop style:position="4.471cm"/>
          <style:tab-stop style:position="12.938cm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3.651cm"/>
          <style:tab-stop style:position="4.471cm"/>
          <style:tab-stop style:position="12.94cm" style:leader-style="dotted" style:leader-text=".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3.651cm"/>
          <style:tab-stop style:position="4.471cm"/>
          <style:tab-stop style:position="12.94cm"/>
        </style:tab-stops>
      </style:paragraph-properties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3.651cm"/>
          <style:tab-stop style:position="4.471cm"/>
          <style:tab-stop style:position="12.94cm" style:leader-style="dotted" style:leader-text="."/>
        </style:tab-stops>
      </style:paragraph-properties>
      <style:text-properties style:font-name="Arial"/>
    </style:style>
    <style:style style:name="P9" style:family="paragraph" style:parent-style-name="Text_20_body" style:list-style-name="L1">
      <style:text-properties style:font-name="Arial"/>
    </style:style>
    <style:style style:name="P10" style:family="paragraph" style:parent-style-name="Text_20_body" style:list-style-name="L2">
      <style:text-properties style:font-name="Arial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matika bez výrazů</text:h>
      <text:p text:style-name="P1"><text:tab/><text:tab/><text:tab/>Predict</text:p>
      <text:p text:style-name="P2">1. &lt;prog&gt;<text:tab/><draw:frame draw:style-name="fr1" draw:name="Objekt6" text:anchor-type="as-char" svg:width="0.563cm" svg:height="0.467cm" draw:z-index="1"><draw:object xlink:href="./Object 6" xlink:type="simple" xlink:show="embed" xlink:actuate="onLoad"/><draw:image xlink:href="./ObjectReplacements/Object 6" xlink:type="simple" xlink:show="embed" xlink:actuate="onLoad"/></draw:frame><text:tab/>&lt;declarations&gt; &lt;body&gt; <text:s text:c="3"/><text:tab/>{var, begin}</text:p>
      <text:p text:style-name="P2">2. &lt;declarations&gt;<text:tab/><draw:frame draw:style-name="fr1" draw:name="Objekt7" text:anchor-type="as-char" svg:width="0.563cm" svg:height="0.467cm" draw:z-index="2"><draw:object xlink:href="./Object 7" xlink:type="simple" xlink:show="embed" xlink:actuate="onLoad"/><draw:image xlink:href="./ObjectReplacements/Object 7" xlink:type="simple" xlink:show="embed" xlink:actuate="onLoad"/></draw:frame><text:tab/><text:span text:style-name="T1">var</text:span> &lt;declaration&gt; &lt;decl-list&gt; <text:s text:c="3"/><text:tab/>{var}</text:p>
      <text:p text:style-name="P2">3. &lt;declarations&gt;<text:tab/><draw:frame draw:style-name="fr1" draw:name="Objekt8" text:anchor-type="as-char" svg:width="0.563cm" svg:height="0.467cm" draw:z-index="3"><draw:object xlink:href="./Object 8" xlink:type="simple" xlink:show="embed" xlink:actuate="onLoad"/><draw:image xlink:href="./ObjectReplacements/Object 8" xlink:type="simple" xlink:show="embed" xlink:actuate="onLoad"/></draw:frame><text:tab/><draw:frame draw:style-name="fr1" draw:name="Objekt4" text:anchor-type="as-char" svg:width="0.402cm" svg:height="0.467cm" draw:z-index="4"><draw:object xlink:href="./Object 4" xlink:type="simple" xlink:show="embed" xlink:actuate="onLoad"/><draw:image xlink:href="./ObjectReplacements/Object 4" xlink:type="simple" xlink:show="embed" xlink:actuate="onLoad"/></draw:frame> <text:s text:c="3"/><text:tab/>{begin}</text:p>
      <text:p text:style-name="P2">4. &lt;declaration&gt;<text:tab/><draw:frame draw:style-name="fr1" draw:name="Objekt9" text:anchor-type="as-char" svg:width="0.563cm" svg:height="0.467cm" draw:z-index="5"><draw:object xlink:href="./Object 9" xlink:type="simple" xlink:show="embed" xlink:actuate="onLoad"/><draw:image xlink:href="./ObjectReplacements/Object 9" xlink:type="simple" xlink:show="embed" xlink:actuate="onLoad"/></draw:frame><text:tab/><text:span text:style-name="T1">id</text:span> <text:span text:style-name="T1">:</text:span> <text:span text:style-name="T2">&lt;type&gt;</text:span> <text:span text:style-name="T1">;</text:span><text:span text:style-name="T2"> <text:s text:c="3"/></text:span><text:tab/>{id}</text:p>
      <text:p text:style-name="P2">5. &lt;decl-list&gt;<text:tab/><draw:frame draw:style-name="fr1" draw:name="Objekt10" text:anchor-type="as-char" svg:width="0.563cm" svg:height="0.467cm" draw:z-index="6"><draw:object xlink:href="./Object 10" xlink:type="simple" xlink:show="embed" xlink:actuate="onLoad"/><draw:image xlink:href="./ObjectReplacements/Object 10" xlink:type="simple" xlink:show="embed" xlink:actuate="onLoad"/></draw:frame><text:tab/>&lt;declaration&gt; &lt;decl-list&gt; <text:s text:c="3"/><text:tab/>{id}</text:p>
      <text:p text:style-name="P2">6. &lt;decl-list&gt;<text:tab/><draw:frame draw:style-name="fr1" draw:name="Objekt11" text:anchor-type="as-char" svg:width="0.563cm" svg:height="0.467cm" draw:z-index="7"><draw:object xlink:href="./Object 11" xlink:type="simple" xlink:show="embed" xlink:actuate="onLoad"/><draw:image xlink:href="./ObjectReplacements/Object 11" xlink:type="simple" xlink:show="embed" xlink:actuate="onLoad"/></draw:frame><text:tab/><draw:frame draw:style-name="fr1" draw:name="Objekt3" text:anchor-type="as-char" svg:width="0.402cm" svg:height="0.467cm" draw:z-index="9"><draw:object xlink:href="./Object 3" xlink:type="simple" xlink:show="embed" xlink:actuate="onLoad"/><draw:image xlink:href="./ObjectReplacements/Object 3" xlink:type="simple" xlink:show="embed" xlink:actuate="onLoad"/></draw:frame> <text:s text:c="3"/><text:tab/>{begin}</text:p>
      <text:p text:style-name="P2">7. &lt;body&gt;<text:tab/><draw:frame draw:style-name="fr1" draw:name="Objekt12" text:anchor-type="as-char" svg:width="0.563cm" svg:height="0.467cm" draw:z-index="10"><draw:object xlink:href="./Object 12" xlink:type="simple" xlink:show="embed" xlink:actuate="onLoad"/><draw:image xlink:href="./ObjectReplacements/Object 12" xlink:type="simple" xlink:show="embed" xlink:actuate="onLoad"/></draw:frame><text:tab/><text:span text:style-name="T1">begin</text:span> &lt;statements&gt; <text:span text:style-name="T1">end</text:span> <text:span text:style-name="T1">. </text:span><text:span text:style-name="T2"><text:s text:c="3"/><text:tab/>{begin}</text:span></text:p>
      <text:p text:style-name="P2">8. &lt;statements&gt;<text:tab/><draw:frame draw:style-name="fr1" draw:name="Objekt13" text:anchor-type="as-char" svg:width="0.563cm" svg:height="0.467cm" draw:z-index="12"><draw:object xlink:href="./Object 13" xlink:type="simple" xlink:show="embed" xlink:actuate="onLoad"/><draw:image xlink:href="./ObjectReplacements/Object 13" xlink:type="simple" xlink:show="embed" xlink:actuate="onLoad"/></draw:frame><text:tab/>&lt;statement&gt; &lt;st-list&gt; <text:s text:c="3"/><text:tab/>{begin, readln, write,</text:p>
      <text:p text:style-name="P3"><text:tab/><text:tab/><text:tab/> id, if, while}</text:p>
      <text:p text:style-name="P2">9. &lt;statements&gt;<text:tab/><draw:frame draw:style-name="fr1" draw:name="Objekt14" text:anchor-type="as-char" svg:width="0.563cm" svg:height="0.467cm" draw:z-index="13"><draw:object xlink:href="./Object 14" xlink:type="simple" xlink:show="embed" xlink:actuate="onLoad"/><draw:image xlink:href="./ObjectReplacements/Object 14" xlink:type="simple" xlink:show="embed" xlink:actuate="onLoad"/></draw:frame><text:tab/><draw:frame draw:style-name="fr1" draw:name="Objekt2" text:anchor-type="as-char" svg:width="0.402cm" svg:height="0.467cm" draw:z-index="8"><draw:object xlink:href="./Object 2" xlink:type="simple" xlink:show="embed" xlink:actuate="onLoad"/><draw:image xlink:href="./ObjectReplacements/Object 2" xlink:type="simple" xlink:show="embed" xlink:actuate="onLoad"/></draw:frame> <text:s text:c="3"/><text:tab/>{end}</text:p>
      <text:p text:style-name="P2">10. &lt;st-list&gt;<text:tab/><draw:frame draw:style-name="fr1" draw:name="Objekt15" text:anchor-type="as-char" svg:width="0.563cm" svg:height="0.467cm" draw:z-index="14"><draw:object xlink:href="./Object 15" xlink:type="simple" xlink:show="embed" xlink:actuate="onLoad"/><draw:image xlink:href="./ObjectReplacements/Object 15" xlink:type="simple" xlink:show="embed" xlink:actuate="onLoad"/></draw:frame><text:tab/><text:span text:style-name="T1">;</text:span> &lt;statement&gt; &lt;st-list&gt; <text:s text:c="3"/><text:tab/>{;}</text:p>
      <text:p text:style-name="P2">11. &lt;st-list&gt;<text:tab/><draw:frame draw:style-name="fr1" draw:name="Objekt16" text:anchor-type="as-char" svg:width="0.563cm" svg:height="0.467cm" draw:z-index="1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kt5" text:anchor-type="as-char" svg:width="0.402cm" svg:height="0.467cm" draw:z-index="11"><draw:object xlink:href="./Object 5" xlink:type="simple" xlink:show="embed" xlink:actuate="onLoad"/><draw:image xlink:href="./ObjectReplacements/Object 5" xlink:type="simple" xlink:show="embed" xlink:actuate="onLoad"/></draw:frame> <text:s text:c="3"/><text:tab/>{end}</text:p>
      <text:p text:style-name="P2">12. &lt;statement&gt;<text:tab/><text:span text:style-name="T1"><draw:frame draw:style-name="fr1" draw:name="Objekt17" text:anchor-type="as-char" svg:width="0.563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tab/><text:span text:style-name="T1">begin</text:span> &lt;statements&gt; <text:span text:style-name="T1">end</text:span><text:span text:style-name="T2"> <text:s text:c="3"/><text:tab/>{begin}</text:span></text:p>
      <text:p text:style-name="P2">13. &lt;statement&gt;<text:tab/><draw:frame draw:style-name="fr1" draw:name="Objekt18" text:anchor-type="as-char" svg:width="0.563cm" svg:height="0.467cm" draw:z-index="17"><draw:object xlink:href="./Object 18" xlink:type="simple" xlink:show="embed" xlink:actuate="onLoad"/><draw:image xlink:href="./ObjectReplacements/Object 18" xlink:type="simple" xlink:show="embed" xlink:actuate="onLoad"/></draw:frame><text:tab/><text:span text:style-name="T1">readln</text:span> <text:span text:style-name="T1">(</text:span> <text:span text:style-name="T1">id</text:span> &lt;id-list&gt; <text:span text:style-name="T1">)</text:span><text:span text:style-name="T2"> <text:s text:c="3"/><text:tab/>{readln}</text:span></text:p>
      <text:p text:style-name="P2">14. &lt;statement&gt;<text:tab/><draw:frame draw:style-name="fr1" draw:name="Objekt19" text:anchor-type="as-char" svg:width="0.563cm" svg:height="0.467cm" draw:z-index="18"><draw:object xlink:href="./Object 19" xlink:type="simple" xlink:show="embed" xlink:actuate="onLoad"/><draw:image xlink:href="./ObjectReplacements/Object 19" xlink:type="simple" xlink:show="embed" xlink:actuate="onLoad"/></draw:frame><text:tab/><text:span text:style-name="T1">write</text:span> <text:span text:style-name="T1">(</text:span> <text:span text:style-name="T3">expr</text:span> &lt;expr-list&gt; <text:span text:style-name="T1">)</text:span><text:span text:style-name="T2"> <text:s text:c="3"/><text:tab/>{write}</text:span></text:p>
      <text:p text:style-name="P2">15. &lt;statement&gt;<text:tab/><draw:frame draw:style-name="fr1" draw:name="Objekt20" text:anchor-type="as-char" svg:width="0.563cm" svg:height="0.467cm" draw:z-index="19"><draw:object xlink:href="./Object 20" xlink:type="simple" xlink:show="embed" xlink:actuate="onLoad"/><draw:image xlink:href="./ObjectReplacements/Object 20" xlink:type="simple" xlink:show="embed" xlink:actuate="onLoad"/></draw:frame><text:tab/><text:span text:style-name="T1">id</text:span> <text:span text:style-name="T1">:=</text:span> <text:span text:style-name="T1">expr</text:span><text:span text:style-name="T2"> <text:s text:c="3"/><text:tab/>{id}</text:span></text:p>
      <text:p text:style-name="P2">16. &lt;statement&gt;<text:tab/><draw:frame draw:style-name="fr1" draw:name="Objekt21" text:anchor-type="as-char" svg:width="0.563cm" svg:height="0.467cm" draw:z-index="20"><draw:object xlink:href="./Object 21" xlink:type="simple" xlink:show="embed" xlink:actuate="onLoad"/><draw:image xlink:href="./ObjectReplacements/Object 21" xlink:type="simple" xlink:show="embed" xlink:actuate="onLoad"/></draw:frame><text:tab/><text:span text:style-name="T1">if</text:span> <text:span text:style-name="T1">expr</text:span> <text:span text:style-name="T1">then</text:span> &lt;statement&gt; <text:span text:style-name="T1">else</text:span> &lt;statement&gt;<text:tab/>{if}</text:p>
      <text:p text:style-name="P2">17. &lt;statement&gt;<text:tab/><draw:frame draw:style-name="fr1" draw:name="Objekt22" text:anchor-type="as-char" svg:width="0.563cm" svg:height="0.467cm" draw:z-index="21"><draw:object xlink:href="./Object 22" xlink:type="simple" xlink:show="embed" xlink:actuate="onLoad"/><draw:image xlink:href="./ObjectReplacements/Object 22" xlink:type="simple" xlink:show="embed" xlink:actuate="onLoad"/></draw:frame><text:tab/><text:span text:style-name="T1">while</text:span> <text:span text:style-name="T1">expr do</text:span> &lt;statement&gt;<text:span text:style-name="T2"> <text:s text:c="3"/></text:span><text:tab/>{while}</text:p>
      <text:p text:style-name="P2">18. &lt;expr-list&gt;<text:tab/><draw:frame draw:style-name="fr1" draw:name="Objekt23" text:anchor-type="as-char" svg:width="0.563cm" svg:height="0.467cm" draw:z-index="22"><draw:object xlink:href="./Object 23" xlink:type="simple" xlink:show="embed" xlink:actuate="onLoad"/><draw:image xlink:href="./ObjectReplacements/Object 23" xlink:type="simple" xlink:show="embed" xlink:actuate="onLoad"/></draw:frame><text:tab/><text:span text:style-name="T1">,</text:span> <text:span text:style-name="T1">expr</text:span> &lt;expr-list&gt;<text:span text:style-name="T2"> <text:s text:c="3"/></text:span><text:tab/>{,}</text:p>
      <text:p text:style-name="P2">19. &lt;expr-list&gt;<text:tab/><draw:frame draw:style-name="fr1" draw:name="Objekt24" text:anchor-type="as-char" svg:width="0.563cm" svg:height="0.467cm" draw:z-index="23"><draw:object xlink:href="./Object 24" xlink:type="simple" xlink:show="embed" xlink:actuate="onLoad"/><draw:image xlink:href="./ObjectReplacements/Object 24" xlink:type="simple" xlink:show="embed" xlink:actuate="onLoad"/></draw:frame><text:tab/><draw:frame draw:style-name="fr1" draw:name="Objekt1" text:anchor-type="as-char" svg:width="0.402cm" svg:height="0.467cm" draw:z-index="0"><draw:object xlink:href="./Object 1" xlink:type="simple" xlink:show="embed" xlink:actuate="onLoad"/><draw:image xlink:href="./ObjectReplacements/Object 1" xlink:type="simple" xlink:show="embed" xlink:actuate="onLoad"/></draw:frame> <text:s text:c="3"/><text:tab/>{)}</text:p>
      <text:p text:style-name="P2"><text:span text:style-name="T2">20. &lt;id-list&gt;<text:tab/></text:span><text:span text:style-name="T2"><draw:frame draw:style-name="fr1" draw:name="Objekt50" text:anchor-type="as-char" svg:width="0.563cm" svg:height="0.467cm" draw:z-index="45"><draw:object xlink:href="./Object 50" xlink:type="simple" xlink:show="embed" xlink:actuate="onLoad"/><draw:image xlink:href="./ObjectReplacements/Object 50" xlink:type="simple" xlink:show="embed" xlink:actuate="onLoad"/></draw:frame></text:span><text:span text:style-name="T2"><text:tab/></text:span><text:span text:style-name="T1">,</text:span><text:span text:style-name="T2"> </text:span><text:span text:style-name="T1">id</text:span><text:span text:style-name="T2"> &lt;id-list&gt;<text:tab/>{,}</text:span></text:p>
      <text:p text:style-name="P2"><text:span text:style-name="T2">21. &lt;id-list&gt;<text:tab/></text:span><text:span text:style-name="T2"><draw:frame draw:style-name="fr1" draw:name="Objekt51" text:anchor-type="as-char" svg:width="0.563cm" svg:height="0.467cm" draw:z-index="46"><draw:object xlink:href="./Object 51" xlink:type="simple" xlink:show="embed" xlink:actuate="onLoad"/><draw:image xlink:href="./ObjectReplacements/Object 51" xlink:type="simple" xlink:show="embed" xlink:actuate="onLoad"/></draw:frame></text:span><text:span text:style-name="T2"><text:tab/></text:span><text:span text:style-name="T2"><draw:frame draw:style-name="fr1" draw:name="Objekt52" text:anchor-type="as-char" svg:width="0.402cm" svg:height="0.467cm" draw:z-index="47"><draw:object xlink:href="./Object 52" xlink:type="simple" xlink:show="embed" xlink:actuate="onLoad"/><draw:image xlink:href="./ObjectReplacements/Object 52" xlink:type="simple" xlink:show="embed" xlink:actuate="onLoad"/></draw:frame></text:span><text:span text:style-name="T2"><text:tab/>{)}</text:span></text:p>
      <text:p text:style-name="P2">22. &lt;type&gt;<text:tab/><draw:frame draw:style-name="fr1" draw:name="Objekt34" text:anchor-type="as-char" svg:width="0.563cm" svg:height="0.467cm" draw:z-index="50"><draw:object xlink:href="./Object 35" xlink:type="simple" xlink:show="embed" xlink:actuate="onLoad"/><draw:image xlink:href="./ObjectReplacements/Object 35" xlink:type="simple" xlink:show="embed" xlink:actuate="onLoad"/></draw:frame><text:tab/><text:span text:style-name="T1">integer</text:span><text:span text:style-name="T2"><text:tab/>{integer}</text:span></text:p>
      <text:p text:style-name="P2"><text:span text:style-name="T2">23. &lt;type&gt;<text:tab/></text:span><text:span text:style-name="T2"><draw:frame draw:style-name="fr1" draw:name="Objekt35" text:anchor-type="as-char" svg:width="0.563cm" svg:height="0.467cm" draw:z-index="51"><draw:object xlink:href="./Object 36" xlink:type="simple" xlink:show="embed" xlink:actuate="onLoad"/><draw:image xlink:href="./ObjectReplacements/Object 36" xlink:type="simple" xlink:show="embed" xlink:actuate="onLoad"/></draw:frame></text:span><text:span text:style-name="T2"><text:tab/></text:span><text:span text:style-name="T1">double</text:span><text:span text:style-name="T2"><text:tab/>{double}</text:span></text:p>
      <text:p text:style-name="P2"><text:span text:style-name="T2">24. &lt;type&gt;<text:tab/></text:span><text:span text:style-name="T2"><draw:frame draw:style-name="fr1" draw:name="Objekt36" text:anchor-type="as-char" svg:width="0.563cm" svg:height="0.467cm" draw:z-index="49"><draw:object xlink:href="./Object 34" xlink:type="simple" xlink:show="embed" xlink:actuate="onLoad"/><draw:image xlink:href="./ObjectReplacements/Object 34" xlink:type="simple" xlink:show="embed" xlink:actuate="onLoad"/></draw:frame></text:span><text:span text:style-name="T2"><text:tab/></text:span><text:span text:style-name="T1">string</text:span><text:span text:style-name="T2"><text:tab/>{string}</text:span></text:p>
      <text:p text:style-name="Standard"/>
      <text:p text:style-name="Standard"/>
      <text:p text:style-name="Standard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P5">Empty</text:p>
          </table:table-cell>
          <table:table-cell table:style-name="Tabulka1.A1" office:value-type="string">
            <text:p text:style-name="P5">First</text:p>
          </table:table-cell>
          <table:table-cell table:style-name="Tabulka1.D1" office:value-type="string">
            <text:p text:style-name="P5">Follow</text:p>
          </table:table-cell>
        </table:table-row>
        <table:table-row>
          <table:table-cell table:style-name="Tabulka1.A2" office:value-type="string">
            <text:p text:style-name="P5">&lt;prog&gt;</text:p>
          </table:table-cell>
          <table:table-cell table:style-name="Tabulka1.A2" office:value-type="string">
            <text:p text:style-name="P5"><draw:frame draw:style-name="fr1" draw:name="Objekt30" text:anchor-type="as-char" svg:width="0.573cm" svg:height="0.467cm" draw:z-index="26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ulka1.A2" office:value-type="string">
            <text:p text:style-name="P5">{var, begin}</text:p>
          </table:table-cell>
          <table:table-cell table:style-name="Tabulka1.D2" office:value-type="string">
            <text:p text:style-name="P5">{$}</text:p>
          </table:table-cell>
        </table:table-row>
        <table:table-row>
          <table:table-cell table:style-name="Tabulka1.A2" office:value-type="string">
            <text:p text:style-name="P5">&lt;declarations&gt;</text:p>
          </table:table-cell>
          <table:table-cell table:style-name="Tabulka1.A2" office:value-type="string">
            <text:p text:style-name="P5">{<draw:frame draw:style-name="fr1" draw:name="Objekt31" text:anchor-type="as-char" svg:width="0.402cm" svg:height="0.467cm" draw:z-index="27"><draw:object xlink:href="./Object 31" xlink:type="simple" xlink:show="embed" xlink:actuate="onLoad"/><draw:image xlink:href="./ObjectReplacements/Object 31" xlink:type="simple" xlink:show="embed" xlink:actuate="onLoad"/></draw:frame>}</text:p>
          </table:table-cell>
          <table:table-cell table:style-name="Tabulka1.A2" office:value-type="string">
            <text:p text:style-name="P5">{var}</text:p>
          </table:table-cell>
          <table:table-cell table:style-name="Tabulka1.D2" office:value-type="string">
            <text:p text:style-name="P5">{begin}</text:p>
          </table:table-cell>
        </table:table-row>
        <table:table-row>
          <table:table-cell table:style-name="Tabulka1.A2" office:value-type="string">
            <text:p text:style-name="P5">&lt;declaration&gt;</text:p>
          </table:table-cell>
          <table:table-cell table:style-name="Tabulka1.A2" office:value-type="string">
            <text:p text:style-name="P5"><draw:frame draw:style-name="fr1" draw:name="Objekt33" text:anchor-type="as-char" svg:width="0.573cm" svg:height="0.467cm" draw:z-index="2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ulka1.A2" office:value-type="string">
            <text:p text:style-name="P5">{id}</text:p>
          </table:table-cell>
          <table:table-cell table:style-name="Tabulka1.D2" office:value-type="string">
            <text:p text:style-name="P5">{id, begin}</text:p>
          </table:table-cell>
        </table:table-row>
        <table:table-row>
          <table:table-cell table:style-name="Tabulka1.A2" office:value-type="string">
            <text:p text:style-name="P5">&lt;decl-list&gt;</text:p>
          </table:table-cell>
          <table:table-cell table:style-name="Tabulka1.A2" office:value-type="string">
            <text:p text:style-name="P5">{<draw:frame draw:style-name="fr1" draw:name="Objekt28" text:anchor-type="as-char" svg:width="0.402cm" svg:height="0.467cm" draw:z-index="29"><draw:object xlink:href="./Object 28" xlink:type="simple" xlink:show="embed" xlink:actuate="onLoad"/><draw:image xlink:href="./ObjectReplacements/Object 28" xlink:type="simple" xlink:show="embed" xlink:actuate="onLoad"/></draw:frame>}</text:p>
          </table:table-cell>
          <table:table-cell table:style-name="Tabulka1.A2" office:value-type="string">
            <text:p text:style-name="P5">{id}</text:p>
          </table:table-cell>
          <table:table-cell table:style-name="Tabulka1.D2" office:value-type="string">
            <text:p text:style-name="P5">{begin}</text:p>
          </table:table-cell>
        </table:table-row>
        <table:table-row>
          <table:table-cell table:style-name="Tabulka1.A2" office:value-type="string">
            <text:p text:style-name="P5">&lt;body&gt;</text:p>
          </table:table-cell>
          <table:table-cell table:style-name="Tabulka1.A2" office:value-type="string">
            <text:p text:style-name="P5"><draw:frame draw:style-name="fr1" draw:name="Objekt29" text:anchor-type="as-char" svg:width="0.573cm" svg:height="0.467cm" draw:z-index="2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ulka1.A2" office:value-type="string">
            <text:p text:style-name="P5">{begin}</text:p>
          </table:table-cell>
          <table:table-cell table:style-name="Tabulka1.D2" office:value-type="string">
            <text:p text:style-name="P5">{$}</text:p>
          </table:table-cell>
        </table:table-row>
        <table:table-row>
          <table:table-cell table:style-name="Tabulka1.A2" office:value-type="string">
            <text:p text:style-name="P5">&lt;statements&gt;</text:p>
          </table:table-cell>
          <table:table-cell table:style-name="Tabulka1.A2" office:value-type="string">
            <text:p text:style-name="P5">{<draw:frame draw:style-name="fr1" draw:name="Objekt26" text:anchor-type="as-char" svg:width="0.402cm" svg:height="0.467cm" draw:z-index="30"><draw:object xlink:href="./Object 26" xlink:type="simple" xlink:show="embed" xlink:actuate="onLoad"/><draw:image xlink:href="./ObjectReplacements/Object 26" xlink:type="simple" xlink:show="embed" xlink:actuate="onLoad"/></draw:frame>}</text:p>
          </table:table-cell>
          <table:table-cell table:style-name="Tabulka1.A2" office:value-type="string">
            <text:p text:style-name="P5">{begin, readln, write, id, if, while}</text:p>
          </table:table-cell>
          <table:table-cell table:style-name="Tabulka1.D2" office:value-type="string">
            <text:p text:style-name="P5">{end} </text:p>
          </table:table-cell>
        </table:table-row>
        <table:table-row>
          <table:table-cell table:style-name="Tabulka1.A2" office:value-type="string">
            <text:p text:style-name="P5">&lt;st-list&gt;</text:p>
          </table:table-cell>
          <table:table-cell table:style-name="Tabulka1.A2" office:value-type="string">
            <text:p text:style-name="P5">{<draw:frame draw:style-name="fr1" draw:name="Objekt27" text:anchor-type="as-char" svg:width="0.402cm" svg:height="0.467cm" draw:z-index="31"><draw:object xlink:href="./Object 27" xlink:type="simple" xlink:show="embed" xlink:actuate="onLoad"/><draw:image xlink:href="./ObjectReplacements/Object 27" xlink:type="simple" xlink:show="embed" xlink:actuate="onLoad"/></draw:frame>}</text:p>
          </table:table-cell>
          <table:table-cell table:style-name="Tabulka1.A2" office:value-type="string">
            <text:p text:style-name="P5">{;}</text:p>
          </table:table-cell>
          <table:table-cell table:style-name="Tabulka1.D2" office:value-type="string">
            <text:p text:style-name="P5">{end} </text:p>
          </table:table-cell>
        </table:table-row>
        <table:table-row>
          <table:table-cell table:style-name="Tabulka1.A2" office:value-type="string">
            <text:p text:style-name="P5">&lt;statement&gt;</text:p>
          </table:table-cell>
          <table:table-cell table:style-name="Tabulka1.A2" office:value-type="string">
            <text:p text:style-name="P5"><draw:frame draw:style-name="fr1" draw:name="Objekt32" text:anchor-type="as-char" svg:width="0.573cm" svg:height="0.467cm" draw:z-index="2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ulka1.A2" office:value-type="string">
            <text:p text:style-name="P5">{begin, readln, write, id, if, while}</text:p>
          </table:table-cell>
          <table:table-cell table:style-name="Tabulka1.D2" office:value-type="string">
            <text:p text:style-name="P5">{;, else, end}</text:p>
          </table:table-cell>
        </table:table-row>
        <table:table-row>
          <table:table-cell table:style-name="Tabulka1.A2" office:value-type="string">
            <text:p text:style-name="P5">&lt;expr-list&gt;</text:p>
          </table:table-cell>
          <table:table-cell table:style-name="Tabulka1.A2" office:value-type="string">
            <text:p text:style-name="P5">{<draw:frame draw:style-name="fr1" draw:name="Objekt25" text:anchor-type="as-char" svg:width="0.402cm" svg:height="0.467cm" draw:z-index="48"><draw:object xlink:href="./Object 25" xlink:type="simple" xlink:show="embed" xlink:actuate="onLoad"/><draw:image xlink:href="./ObjectReplacements/Object 25" xlink:type="simple" xlink:show="embed" xlink:actuate="onLoad"/></draw:frame>}</text:p>
          </table:table-cell>
          <table:table-cell table:style-name="Tabulka1.A2" office:value-type="string">
            <text:p text:style-name="P5">{,}</text:p>
          </table:table-cell>
          <table:table-cell table:style-name="Tabulka1.D2" office:value-type="string">
            <text:p text:style-name="P5">{)}</text:p>
          </table:table-cell>
        </table:table-row>
        <table:table-row>
          <table:table-cell table:style-name="Tabulka1.A2" office:value-type="string">
            <text:p text:style-name="P5">&lt;id-list&gt;</text:p>
          </table:table-cell>
          <table:table-cell table:style-name="Tabulka1.A2" office:value-type="string">
            <text:p text:style-name="P5">{<draw:frame draw:style-name="fr1" draw:name="Objekt53" text:anchor-type="as-char" svg:width="0.402cm" svg:height="0.467cm" draw:z-index="52"><draw:object xlink:href="./Object 53" xlink:type="simple" xlink:show="embed" xlink:actuate="onLoad"/><draw:image xlink:href="./ObjectReplacements/Object 53" xlink:type="simple" xlink:show="embed" xlink:actuate="onLoad"/></draw:frame>}</text:p>
          </table:table-cell>
          <table:table-cell table:style-name="Tabulka1.A2" office:value-type="string">
            <text:p text:style-name="P5">{,}</text:p>
          </table:table-cell>
          <table:table-cell table:style-name="Tabulka1.D2" office:value-type="string">
            <text:p text:style-name="P5">{)}</text:p>
          </table:table-cell>
        </table:table-row>
        <table:table-row>
          <table:table-cell table:style-name="Tabulka1.A2" office:value-type="string">
            <text:p text:style-name="P5">&lt;type&gt;</text:p>
          </table:table-cell>
          <table:table-cell table:style-name="Tabulka1.A2" office:value-type="string">
            <text:p text:style-name="P5"><draw:frame draw:style-name="fr1" draw:name="Objekt37" text:anchor-type="as-char" svg:width="0.573cm" svg:height="0.467cm" draw:z-index="3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ulka1.A2" office:value-type="string">
            <text:p text:style-name="P5">{integer, double, string}</text:p>
          </table:table-cell>
          <table:table-cell table:style-name="Tabulka1.D2" office:value-type="string">
            <text:p text:style-name="P5">{;}</text:p>
          </table:table-cell>
        </table:table-row>
      </table:table>
      <text:p text:style-name="Standard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column table:style-name="Tabulka2.F"/>
        <table:table-column table:style-name="Tabulka2.G"/>
        <table:table-column table:style-name="Tabulka2.H"/>
        <table:table-column table:style-name="Tabulka2.I"/>
        <table:table-column table:style-name="Tabulka2.J"/>
        <table:table-column table:style-name="Tabulka2.K"/>
        <table:table-column table:style-name="Tabulka2.L"/>
        <table:table-column table:style-name="Tabulka2.M"/>
        <table:table-column table:style-name="Tabulka2.N"/>
        <table:table-column table:style-name="Tabulka2.O"/>
        <table:table-row>
          <table:table-cell table:style-name="Tabulka2.A1" office:value-type="string">
            <text:p text:style-name="P6">LL tabulka</text:p>
          </table:table-cell>
          <table:table-cell table:style-name="Tabulka2.A1" office:value-type="string">
            <text:p text:style-name="P6">begin</text:p>
          </table:table-cell>
          <table:table-cell table:style-name="Tabulka2.A1" office:value-type="string">
            <text:p text:style-name="P6">end</text:p>
          </table:table-cell>
          <table:table-cell table:style-name="Tabulka2.A1" office:value-type="string">
            <text:p text:style-name="P6">var</text:p>
          </table:table-cell>
          <table:table-cell table:style-name="Tabulka2.A1" office:value-type="string">
            <text:p text:style-name="P6">id</text:p>
          </table:table-cell>
          <table:table-cell table:style-name="Tabulka2.A1" office:value-type="string">
            <text:p text:style-name="P6">if</text:p>
          </table:table-cell>
          <table:table-cell table:style-name="Tabulka2.A1" office:value-type="string">
            <text:p text:style-name="P6">while</text:p>
          </table:table-cell>
          <table:table-cell table:style-name="Tabulka2.A1" office:value-type="string">
            <text:p text:style-name="P6">readln</text:p>
          </table:table-cell>
          <table:table-cell table:style-name="Tabulka2.A1" office:value-type="string">
            <text:p text:style-name="P6">write</text:p>
          </table:table-cell>
          <table:table-cell table:style-name="Tabulka2.A1" office:value-type="string">
            <text:p text:style-name="P6">;</text:p>
          </table:table-cell>
          <table:table-cell table:style-name="Tabulka2.A1" office:value-type="string">
            <text:p text:style-name="P6">,</text:p>
          </table:table-cell>
          <table:table-cell table:style-name="Tabulka2.A1" office:value-type="string">
            <text:p text:style-name="P6">)</text:p>
          </table:table-cell>
          <table:table-cell table:style-name="Tabulka2.A1" office:value-type="string">
            <text:p text:style-name="P6">integer</text:p>
          </table:table-cell>
          <table:table-cell table:style-name="Tabulka2.A1" office:value-type="string">
            <text:p text:style-name="P6">double</text:p>
          </table:table-cell>
          <table:table-cell table:style-name="Tabulka2.O1" office:value-type="string">
            <text:p text:style-name="P6">string</text:p>
          </table:table-cell>
        </table:table-row>
        <table:table-row>
          <table:table-cell table:style-name="Tabulka2.A2" office:value-type="string">
            <text:p text:style-name="P4">&lt;prog&gt;</text:p>
          </table:table-cell>
          <table:table-cell table:style-name="Tabulka2.A2" office:value-type="string">
            <text:p text:style-name="P6">1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1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declarations&gt;</text:p>
          </table:table-cell>
          <table:table-cell table:style-name="Tabulka2.A2" office:value-type="string">
            <text:p text:style-name="P6">3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2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declaration&gt;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4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decl-list&gt;</text:p>
          </table:table-cell>
          <table:table-cell table:style-name="Tabulka2.A2" office:value-type="string">
            <text:p text:style-name="P6">6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5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body&gt;</text:p>
          </table:table-cell>
          <table:table-cell table:style-name="Tabulka2.A2" office:value-type="string">
            <text:p text:style-name="P6">7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statements&gt;</text:p>
          </table:table-cell>
          <table:table-cell table:style-name="Tabulka2.A2" office:value-type="string">
            <text:p text:style-name="P6">8</text:p>
          </table:table-cell>
          <table:table-cell table:style-name="Tabulka2.A2" office:value-type="string">
            <text:p text:style-name="P6">9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8</text:p>
          </table:table-cell>
          <table:table-cell table:style-name="Tabulka2.A2" office:value-type="string">
            <text:p text:style-name="P6">8</text:p>
          </table:table-cell>
          <table:table-cell table:style-name="Tabulka2.A2" office:value-type="string">
            <text:p text:style-name="P6">8</text:p>
          </table:table-cell>
          <table:table-cell table:style-name="Tabulka2.A2" office:value-type="string">
            <text:p text:style-name="P6">8</text:p>
          </table:table-cell>
          <table:table-cell table:style-name="Tabulka2.A2" office:value-type="string">
            <text:p text:style-name="P6">8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st-list&gt;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11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10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statement&gt;</text:p>
          </table:table-cell>
          <table:table-cell table:style-name="Tabulka2.A2" office:value-type="string">
            <text:p text:style-name="P6">12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15</text:p>
          </table:table-cell>
          <table:table-cell table:style-name="Tabulka2.A2" office:value-type="string">
            <text:p text:style-name="P6">16</text:p>
          </table:table-cell>
          <table:table-cell table:style-name="Tabulka2.A2" office:value-type="string">
            <text:p text:style-name="P6">17</text:p>
          </table:table-cell>
          <table:table-cell table:style-name="Tabulka2.A2" office:value-type="string">
            <text:p text:style-name="P6">13</text:p>
          </table:table-cell>
          <table:table-cell table:style-name="Tabulka2.A2" office:value-type="string">
            <text:p text:style-name="P6">14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expr-list&gt;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>18</text:p>
          </table:table-cell>
          <table:table-cell table:style-name="Tabulka2.L10" office:value-type="float" office:value="19">
            <text:p text:style-name="P6">19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id-list&gt;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L10" office:value-type="float" office:value="20">
            <text:p text:style-name="P6">20</text:p>
          </table:table-cell>
          <table:table-cell table:style-name="Tabulka2.L10" office:value-type="float" office:value="21">
            <text:p text:style-name="P6">21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O2" office:value-type="string">
            <text:p text:style-name="P6"/>
          </table:table-cell>
        </table:table-row>
        <table:table-row>
          <table:table-cell table:style-name="Tabulka2.A2" office:value-type="string">
            <text:p text:style-name="P4">&lt;type&gt;</text:p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A2" office:value-type="string">
            <text:p text:style-name="P6"/>
          </table:table-cell>
          <table:table-cell table:style-name="Tabulka2.L10">
            <text:p text:style-name="P6"/>
          </table:table-cell>
          <table:table-cell table:style-name="Tabulka2.L10" office:value-type="float" office:value="22">
            <text:p text:style-name="P6">22</text:p>
          </table:table-cell>
          <table:table-cell table:style-name="Tabulka2.L10" office:value-type="float" office:value="23">
            <text:p text:style-name="P6">23</text:p>
          </table:table-cell>
          <table:table-cell table:style-name="Tabulka2.O12" office:value-type="float" office:value="24">
            <text:p text:style-name="P6">24</text:p>
          </table:table-cell>
        </table:table-row>
      </table:table>
      <text:p text:style-name="Standard"/>
      <text:p text:style-name="Standard">* u ostatních terminálů v LL tabulce je automaticky prázdné políčko</text:p>
      <text:h text:style-name="P14" text:outline-level="1">Zpracování výrazů</text:h>
      <text:p text:style-name="Text_20_body">Priorita operátorů (všechny mají asociativitu zleva doprava):</text:p>
      <text:list xml:id="list394052862" text:style-name="L1">
        <text:list-item>
          <text:p text:style-name="P9">* div</text:p>
        </text:list-item>
        <text:list-item>
          <text:p text:style-name="P9">+ -</text:p>
        </text:list-item>
        <text:list-item>
          <text:p text:style-name="P9">&lt; &lt;= &gt; &gt;=</text:p>
        </text:list-item>
        <text:list-item>
          <text:p text:style-name="P9">&lt;&gt; =</text:p>
        </text:list-item>
      </text:list>
      <text:p text:style-name="Text_20_body">Gramatika:</text:p>
      <text:list xml:id="list355772821" text:style-name="L2">
        <text:list-item>
          <text:p text:style-name="P10">E <draw:frame draw:style-name="fr1" draw:name="Objekt49" text:anchor-type="as-char" svg:width="0.563cm" svg:height="0.467cm" draw:z-index="44"><draw:object xlink:href="./Object 49" xlink:type="simple" xlink:show="embed" xlink:actuate="onLoad"/><draw:image xlink:href="./ObjectReplacements/Object 49" xlink:type="simple" xlink:show="embed" xlink:actuate="onLoad"/></draw:frame> id</text:p>
        </text:list-item>
        <text:list-item>
          <text:p text:style-name="P10">E <draw:frame draw:style-name="fr1" draw:name="Objekt38" text:anchor-type="as-char" svg:width="0.563cm" svg:height="0.467cm" draw:z-index="33"><draw:object xlink:href="./Object 38" xlink:type="simple" xlink:show="embed" xlink:actuate="onLoad"/><draw:image xlink:href="./ObjectReplacements/Object 38" xlink:type="simple" xlink:show="embed" xlink:actuate="onLoad"/></draw:frame> E * E</text:p>
        </text:list-item>
        <text:list-item>
          <text:p text:style-name="P10">E <draw:frame draw:style-name="fr1" draw:name="Objekt39" text:anchor-type="as-char" svg:width="0.563cm" svg:height="0.467cm" draw:z-index="34"><draw:object xlink:href="./Object 39" xlink:type="simple" xlink:show="embed" xlink:actuate="onLoad"/><draw:image xlink:href="./ObjectReplacements/Object 39" xlink:type="simple" xlink:show="embed" xlink:actuate="onLoad"/></draw:frame> E div E</text:p>
        </text:list-item>
        <text:list-item>
          <text:p text:style-name="P10">E <draw:frame draw:style-name="fr1" draw:name="Objekt40" text:anchor-type="as-char" svg:width="0.563cm" svg:height="0.467cm" draw:z-index="35"><draw:object xlink:href="./Object 40" xlink:type="simple" xlink:show="embed" xlink:actuate="onLoad"/><draw:image xlink:href="./ObjectReplacements/Object 40" xlink:type="simple" xlink:show="embed" xlink:actuate="onLoad"/></draw:frame> E + E</text:p>
        </text:list-item>
        <text:list-item>
          <text:p text:style-name="P10">E <draw:frame draw:style-name="fr1" draw:name="Objekt41" text:anchor-type="as-char" svg:width="0.563cm" svg:height="0.467cm" draw:z-index="36"><draw:object xlink:href="./Object 41" xlink:type="simple" xlink:show="embed" xlink:actuate="onLoad"/><draw:image xlink:href="./ObjectReplacements/Object 41" xlink:type="simple" xlink:show="embed" xlink:actuate="onLoad"/></draw:frame> E – E</text:p>
        </text:list-item>
        <text:list-item>
          <text:p text:style-name="P10">E <draw:frame draw:style-name="fr1" draw:name="Objekt42" text:anchor-type="as-char" svg:width="0.563cm" svg:height="0.467cm" draw:z-index="37"><draw:object xlink:href="./Object 42" xlink:type="simple" xlink:show="embed" xlink:actuate="onLoad"/><draw:image xlink:href="./ObjectReplacements/Object 42" xlink:type="simple" xlink:show="embed" xlink:actuate="onLoad"/></draw:frame> E &lt; E</text:p>
        </text:list-item>
        <text:list-item>
          <text:p text:style-name="P10">E <draw:frame draw:style-name="fr1" draw:name="Objekt43" text:anchor-type="as-char" svg:width="0.563cm" svg:height="0.467cm" draw:z-index="38"><draw:object xlink:href="./Object 43" xlink:type="simple" xlink:show="embed" xlink:actuate="onLoad"/><draw:image xlink:href="./ObjectReplacements/Object 43" xlink:type="simple" xlink:show="embed" xlink:actuate="onLoad"/></draw:frame> E &lt;= E</text:p>
        </text:list-item>
        <text:list-item>
          <text:p text:style-name="P10">E <draw:frame draw:style-name="fr1" draw:name="Objekt44" text:anchor-type="as-char" svg:width="0.563cm" svg:height="0.467cm" draw:z-index="39"><draw:object xlink:href="./Object 44" xlink:type="simple" xlink:show="embed" xlink:actuate="onLoad"/><draw:image xlink:href="./ObjectReplacements/Object 44" xlink:type="simple" xlink:show="embed" xlink:actuate="onLoad"/></draw:frame> E &gt; E</text:p>
        </text:list-item>
        <text:list-item>
          <text:p text:style-name="P10">E <draw:frame draw:style-name="fr1" draw:name="Objekt45" text:anchor-type="as-char" svg:width="0.563cm" svg:height="0.467cm" draw:z-index="40"><draw:object xlink:href="./Object 45" xlink:type="simple" xlink:show="embed" xlink:actuate="onLoad"/><draw:image xlink:href="./ObjectReplacements/Object 45" xlink:type="simple" xlink:show="embed" xlink:actuate="onLoad"/></draw:frame> E &gt;= E</text:p>
        </text:list-item>
        <text:list-item>
          <text:p text:style-name="P10">E <draw:frame draw:style-name="fr1" draw:name="Objekt46" text:anchor-type="as-char" svg:width="0.563cm" svg:height="0.467cm" draw:z-index="41"><draw:object xlink:href="./Object 46" xlink:type="simple" xlink:show="embed" xlink:actuate="onLoad"/><draw:image xlink:href="./ObjectReplacements/Object 46" xlink:type="simple" xlink:show="embed" xlink:actuate="onLoad"/></draw:frame> E = E</text:p>
        </text:list-item>
        <text:list-item>
          <text:p text:style-name="P10">E <draw:frame draw:style-name="fr1" draw:name="Objekt47" text:anchor-type="as-char" svg:width="0.563cm" svg:height="0.467cm" draw:z-index="42"><draw:object xlink:href="./Object 47" xlink:type="simple" xlink:show="embed" xlink:actuate="onLoad"/><draw:image xlink:href="./ObjectReplacements/Object 47" xlink:type="simple" xlink:show="embed" xlink:actuate="onLoad"/></draw:frame> E &lt;&gt; E</text:p>
        </text:list-item>
        <text:list-item>
          <text:p text:style-name="P10">E <draw:frame draw:style-name="fr1" draw:name="Objekt48" text:anchor-type="as-char" svg:width="0.563cm" svg:height="0.467cm" draw:z-index="43"><draw:object xlink:href="./Object 48" xlink:type="simple" xlink:show="embed" xlink:actuate="onLoad"/><draw:image xlink:href="./ObjectReplacements/Object 48" xlink:type="simple" xlink:show="embed" xlink:actuate="onLoad"/></draw:frame> (E)</text:p>
        </text:list-item>
      </text:list>
      <text:p text:style-name="Text_20_body"/>
      <table:table table:name="Tabulka3" table:style-name="Tabulka3">
        <table:table-column table:style-name="Tabulka3.A"/>
        <table:table-column table:style-name="Tabulka3.B" table:number-columns-repeated="12"/>
        <table:table-column table:style-name="Tabulka3.A"/>
        <table:table-column table:style-name="Tabulka3.O"/>
        <table:table-row>
          <table:table-cell table:style-name="Tabulka3.A1" office:value-type="string">
            <text:p text:style-name="P7"/>
          </table:table-cell>
          <table:table-cell table:style-name="Tabulka3.A1" office:value-type="string">
            <text:p text:style-name="P7">*</text:p>
          </table:table-cell>
          <table:table-cell table:style-name="Tabulka3.A1" office:value-type="string">
            <text:p text:style-name="P7">div</text:p>
          </table:table-cell>
          <table:table-cell table:style-name="Tabulka3.A1" office:value-type="string">
            <text:p text:style-name="P7">+</text:p>
          </table:table-cell>
          <table:table-cell table:style-name="Tabulka3.A1" office:value-type="string">
            <text:p text:style-name="P7">-</text:p>
          </table:table-cell>
          <table:table-cell table:style-name="Tabulka3.A1" office:value-type="string">
            <text:p text:style-name="P7">&lt;</text:p>
          </table:table-cell>
          <table:table-cell table:style-name="Tabulka3.A1" office:value-type="string">
            <text:p text:style-name="P7">&lt;=</text:p>
          </table:table-cell>
          <table:table-cell table:style-name="Tabulka3.A1" office:value-type="string">
            <text:p text:style-name="P7">&gt;</text:p>
          </table:table-cell>
          <table:table-cell table:style-name="Tabulka3.A1" office:value-type="string">
            <text:p text:style-name="P7">&gt;=</text:p>
          </table:table-cell>
          <table:table-cell table:style-name="Tabulka3.A1" office:value-type="string">
            <text:p text:style-name="P7">=</text:p>
          </table:table-cell>
          <table:table-cell table:style-name="Tabulka3.A1" office:value-type="string">
            <text:p text:style-name="P7">&lt;&gt;</text:p>
          </table:table-cell>
          <table:table-cell table:style-name="Tabulka3.A1" office:value-type="string">
            <text:p text:style-name="P7">(</text:p>
          </table:table-cell>
          <table:table-cell table:style-name="Tabulka3.A1" office:value-type="string">
            <text:p text:style-name="P7">)</text:p>
          </table:table-cell>
          <table:table-cell table:style-name="Tabulka3.A1" office:value-type="string">
            <text:p text:style-name="P7">id</text:p>
          </table:table-cell>
          <table:table-cell table:style-name="Tabulka3.O1" office:value-type="string">
            <text:p text:style-name="P7">$</text:p>
          </table:table-cell>
        </table:table-row>
        <table:table-row>
          <table:table-cell table:style-name="Tabulka3.A2" office:value-type="string">
            <text:p text:style-name="P7">*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div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+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-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&lt;=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&gt;=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=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&lt;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(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=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/>
          </table:table-cell>
        </table:table-row>
        <table:table-row>
          <table:table-cell table:style-name="Tabulka3.A2" office:value-type="string">
            <text:p text:style-name="P7">)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/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/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id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/>
          </table:table-cell>
          <table:table-cell table:style-name="Tabulka3.A2" office:value-type="string">
            <text:p text:style-name="P6">&gt;</text:p>
          </table:table-cell>
          <table:table-cell table:style-name="Tabulka3.A2" office:value-type="string">
            <text:p text:style-name="P6"/>
          </table:table-cell>
          <table:table-cell table:style-name="Tabulka3.O2" office:value-type="string">
            <text:p text:style-name="P6">&gt;</text:p>
          </table:table-cell>
        </table:table-row>
        <table:table-row>
          <table:table-cell table:style-name="Tabulka3.A2" office:value-type="string">
            <text:p text:style-name="P7">$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&lt;</text:p>
          </table:table-cell>
          <table:table-cell table:style-name="Tabulka3.A2" office:value-type="string">
            <text:p text:style-name="P6">OK</text:p>
          </table:table-cell>
          <table:table-cell table:style-name="Tabulka3.A2" office:value-type="string">
            <text:p text:style-name="P6">&lt;</text:p>
          </table:table-cell>
          <table:table-cell table:style-name="Tabulka3.O2" office:value-type="string">
            <text:p text:style-name="P6">OK</text:p>
          </table:table-cell>
        </table:table-row>
      </table:table>
      <text:p text:style-name="Text_20_body"/>
      <text:p text:style-name="Text_20_body">* [$,)] je OK protože závorka už nemusí patřit do výrazu a místo toho uzavírá seznam parametrů funk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4H40M26S</meta:editing-duration>
    <meta:editing-cycles>41</meta:editing-cycles>
    <meta:generator>OpenOffice.org/3.1$Linux OpenOffice.org_project/310m19$Build-9420</meta:generator>
    <dc:date>2010-01-27T20:25:14</dc:date>
    <dc:creator>David Chaloupka</dc:creator>
    <meta:document-statistic meta:table-count="3" meta:image-count="0" meta:object-count="53" meta:page-count="3" meta:paragraph-count="370" meta:word-count="586" meta:character-count="22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 math:stretchy="false">→</math:mo>
    <math:annotation math:encoding="StarMath 5.0">rightarrow </math:annotation>
  </math:semantics>
</math:math>
</file>